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Verdana"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Verdana"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Technische Hochschule Nürnberg Georg Simon Ohm</text:span> </text:p>
      <text:p text:style-name="P5">Fakultät Elektrotechnik Feinwerktechnik Informationstechnik</text:p>
      <text:p text:style-name="P6"/>
      <text:p text:style-name="P6"/>
      <text:p text:style-name="P6">Studiengang Media Engineering</text:p>
      <text:p text:style-name="P6"/>
      <text:p text:style-name="P6"/>
      <text:p text:style-name="P6">Bachelorarbeit von</text:p>
      <text:p text:style-name="P6">Sergej Bjakow</text:p>
      <text:p text:style-name="P3"/>
      <text:p text:style-name="P4"/>
      <text:p text:style-name="P4">Entwicklung einer webbasierten Videospieldatenbank</text:p>
      <text:p text:style-name="P4">mit „Ruby on Rails“</text:p>
      <text:p text:style-name="P3"/>
      <text:p text:style-name="P3"/>
      <text:p text:style-name="P6">SS 2013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bgabedatum: <text:tab/><text:span text:style-name="T2">31.7.2013</text:span></text:p>
      <text:p text:style-name="P2">Betreuer: <text:tab/><text:tab/><text:span text:style-name="T2">Prof. Dr. Mathias Hopf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2T21:06:58.78</meta:creation-date>
    <dc:date>2013-06-24T13:32:13.62</dc:date>
    <meta:editing-duration>PT11M4S</meta:editing-duration>
    <meta:editing-cycles>4</meta:editing-cycles>
    <meta:generator>OpenOffice.org/3.4.1$Win32 OpenOffice.org_project/341m1$Build-9593</meta:generator>
    <meta:document-statistic meta:table-count="0" meta:image-count="0" meta:object-count="0" meta:page-count="1" meta:paragraph-count="10" meta:word-count="34" meta:character-count="300"/>
  </office:meta>
</office:document-meta>
</file>